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
      <style:paragraph-properties fo:margin-top="0in" fo:margin-bottom="0in"/>
    </style:style>
    <style:style style:name="P21" style:family="paragraph" style:parent-style-name="Text_20_body" style:list-style-name="L2">
      <style:paragraph-properties fo:margin-top="0in" fo:margin-bottom="0in"/>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P25" style:family="paragraph" style:parent-style-name="Text_20_body" style:list-style-name="L6">
      <style:paragraph-properties fo:margin-top="0in" fo:margin-bottom="0in"/>
    </style:style>
    <style:style style:name="P26" style:family="paragraph" style:parent-style-name="Text_20_body" style:list-style-name="L7">
      <style:paragraph-properties fo:margin-top="0in" fo:margin-bottom="0in"/>
    </style:style>
    <style:style style:name="P27" style:family="paragraph" style:parent-style-name="Text_20_body" style:list-style-name="L8">
      <style:paragraph-properties fo:margin-top="0in" fo:margin-bottom="0in"/>
    </style:style>
    <style:style style:name="P28" style:family="paragraph" style:parent-style-name="Text_20_body" style:list-style-name="L9">
      <style:paragraph-properties fo:margin-top="0in" fo:margin-bottom="0in"/>
    </style:style>
    <style:style style:name="P29" style:family="paragraph" style:parent-style-name="Text_20_body" style:list-style-name="L10">
      <style:paragraph-properties fo:margin-top="0in" fo:margin-bottom="0in"/>
    </style:style>
    <style:style style:name="P30" style:family="paragraph" style:parent-style-name="Text_20_body" style:list-style-name="L11">
      <style:paragraph-properties fo:margin-top="0in" fo:margin-bottom="0in"/>
    </style:style>
    <style:style style:name="P31" style:family="paragraph" style:parent-style-name="Text_20_body" style:list-style-name="L12">
      <style:paragraph-properties fo:margin-top="0in" fo:margin-bottom="0in"/>
    </style:style>
    <style:style style:name="P32" style:family="paragraph" style:parent-style-name="Text_20_body" style:list-style-name="L13">
      <style:paragraph-properties fo:margin-top="0in" fo:margin-bottom="0in"/>
    </style:style>
    <style:style style:name="P33" style:family="paragraph" style:parent-style-name="Text_20_body" style:list-style-name="L14">
      <style:paragraph-properties fo:margin-top="0in" fo:margin-bottom="0in"/>
    </style:style>
    <style:style style:name="P34" style:family="paragraph" style:parent-style-name="Text_20_body" style:list-style-name="L15">
      <style:paragraph-properties fo:margin-top="0in" fo:margin-bottom="0in"/>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создай профессиональный учебник по "Wordpress Common APIs Handbook" - чтобы охватить все темы, разделы и аспекты, для разработчика</text:p>
      <text:p text:style-name="Standard">ChatGPT</text:p>
      <text:p text:style-name="P1">ChatGPT</text:p>
      <text:h text:style-name="Heading_20_1" text:outline-level="1">WordPress Common APIs Handbook</text:h>
      <text:h text:style-name="Heading_20_2" text:outline-level="2">Introduction to WordPress APIs</text:h>
      <text:list xml:id="list7717809195051819999" text:style-name="L1">
        <text:list-item>
          <text:p text:style-name="P20">Understanding the role of APIs in WordPress development</text:p>
        </text:list-item>
        <text:list-item>
          <text:p text:style-name="P2">Overview of common APIs and their usage</text:p>
        </text:list-item>
      </text:list>
      <text:h text:style-name="Heading_20_2" text:outline-level="2">Plugin API</text:h>
      <text:list xml:id="list4520657495333176376" text:style-name="L2">
        <text:list-item>
          <text:p text:style-name="P21">Introduction to WordPress Plugin API</text:p>
        </text:list-item>
        <text:list-item>
          <text:p text:style-name="P21">Creating custom plugins</text:p>
        </text:list-item>
        <text:list-item>
          <text:p text:style-name="P21">Utilizing hooks and filters for extending WordPress functionality</text:p>
        </text:list-item>
        <text:list-item>
          <text:p text:style-name="P3">Best practices for plugin development</text:p>
        </text:list-item>
      </text:list>
      <text:h text:style-name="Heading_20_2" text:outline-level="2">Theme API</text:h>
      <text:list xml:id="list4707128196041366208" text:style-name="L3">
        <text:list-item>
          <text:p text:style-name="P22">Exploring WordPress Theme API</text:p>
        </text:list-item>
        <text:list-item>
          <text:p text:style-name="P22">Creating custom themes</text:p>
        </text:list-item>
        <text:list-item>
          <text:p text:style-name="P22">Template hierarchy and template tags</text:p>
        </text:list-item>
        <text:list-item>
          <text:p text:style-name="P4">Integrating custom functionality into themes</text:p>
        </text:list-item>
      </text:list>
      <text:h text:style-name="Heading_20_2" text:outline-level="2">REST API</text:h>
      <text:list xml:id="list3282855487570373055" text:style-name="L4">
        <text:list-item>
          <text:p text:style-name="P23">Overview of WordPress REST API</text:p>
        </text:list-item>
        <text:list-item>
          <text:p text:style-name="P23">Creating custom endpoints</text:p>
        </text:list-item>
        <text:list-item>
          <text:p text:style-name="P23">Authentication and authorization</text:p>
        </text:list-item>
        <text:list-item>
          <text:p text:style-name="P5">Consuming REST API data in WordPress applications</text:p>
        </text:list-item>
      </text:list>
      <text:h text:style-name="Heading_20_2" text:outline-level="2">Database API</text:h>
      <text:list xml:id="list5048017124660189028" text:style-name="L5">
        <text:list-item>
          <text:p text:style-name="P24">Understanding WordPress Database API</text:p>
        </text:list-item>
        <text:list-item>
          <text:p text:style-name="P24">CRUD operations (Create, Read, Update, Delete)</text:p>
        </text:list-item>
        <text:list-item>
          <text:p text:style-name="P24">Working with custom database tables</text:p>
        </text:list-item>
        <text:list-item>
          <text:p text:style-name="P6">Data validation and sanitization</text:p>
        </text:list-item>
      </text:list>
      <text:h text:style-name="Heading_20_2" text:outline-level="2">HTTP API</text:h>
      <text:list xml:id="list6364029540467216194" text:style-name="L6">
        <text:list-item>
          <text:p text:style-name="P25">Using WordPress HTTP API for remote requests</text:p>
        </text:list-item>
        <text:list-item>
          <text:p text:style-name="P25">Sending and receiving HTTP requests</text:p>
        </text:list-item>
        <text:list-item>
          <text:p text:style-name="P25">Authentication methods</text:p>
        </text:list-item>
        <text:list-item>
          <text:p text:style-name="P7">Error handling and best practices</text:p>
        </text:list-item>
      </text:list>
      <text:h text:style-name="Heading_20_2" text:outline-level="2"><text:soft-page-break/>Filesystem API</text:h>
      <text:list xml:id="list7464470569789377153" text:style-name="L7">
        <text:list-item>
          <text:p text:style-name="P26">Managing files and directories with WordPress Filesystem API</text:p>
        </text:list-item>
        <text:list-item>
          <text:p text:style-name="P26">Uploading and manipulating files</text:p>
        </text:list-item>
        <text:list-item>
          <text:p text:style-name="P8">Security considerations and permissions</text:p>
        </text:list-item>
      </text:list>
      <text:h text:style-name="Heading_20_2" text:outline-level="2">Metadata API</text:h>
      <text:list xml:id="list1494611297386200977" text:style-name="L8">
        <text:list-item>
          <text:p text:style-name="P27">Storing and retrieving metadata in WordPress</text:p>
        </text:list-item>
        <text:list-item>
          <text:p text:style-name="P27">Adding custom metadata to posts, users, and other objects</text:p>
        </text:list-item>
        <text:list-item>
          <text:p text:style-name="P9">Best practices for working with metadata</text:p>
        </text:list-item>
      </text:list>
      <text:h text:style-name="Heading_20_2" text:outline-level="2">Options API</text:h>
      <text:list xml:id="list6194232484701985157" text:style-name="L9">
        <text:list-item>
          <text:p text:style-name="P28">Managing options and settings in WordPress</text:p>
        </text:list-item>
        <text:list-item>
          <text:p text:style-name="P28">Creating custom settings pages</text:p>
        </text:list-item>
        <text:list-item>
          <text:p text:style-name="P10">Sanitizing and validating input data</text:p>
        </text:list-item>
      </text:list>
      <text:h text:style-name="Heading_20_2" text:outline-level="2">Rewrite API</text:h>
      <text:list xml:id="list753843753515370183" text:style-name="L10">
        <text:list-item>
          <text:p text:style-name="P29">URL rewriting in WordPress using Rewrite API</text:p>
        </text:list-item>
        <text:list-item>
          <text:p text:style-name="P29">Creating custom rewrite rules</text:p>
        </text:list-item>
        <text:list-item>
          <text:p text:style-name="P11">Handling URL redirects and parameters</text:p>
        </text:list-item>
      </text:list>
      <text:h text:style-name="Heading_20_2" text:outline-level="2">Transients API</text:h>
      <text:list xml:id="list140875032697003732" text:style-name="L11">
        <text:list-item>
          <text:p text:style-name="P30">Caching data with WordPress Transients API</text:p>
        </text:list-item>
        <text:list-item>
          <text:p text:style-name="P30">Setting and retrieving transient data</text:p>
        </text:list-item>
        <text:list-item>
          <text:p text:style-name="P12">Expiration and garbage collection</text:p>
        </text:list-item>
      </text:list>
      <text:h text:style-name="Heading_20_2" text:outline-level="2">XML-RPC API</text:h>
      <text:list xml:id="list2252038515571422134" text:style-name="L12">
        <text:list-item>
          <text:p text:style-name="P31">Introduction to WordPress XML-RPC API</text:p>
        </text:list-item>
        <text:list-item>
          <text:p text:style-name="P31">Creating custom XML-RPC methods</text:p>
        </text:list-item>
        <text:list-item>
          <text:p text:style-name="P13">Security considerations and usage scenarios</text:p>
        </text:list-item>
      </text:list>
      <text:h text:style-name="Heading_20_2" text:outline-level="2">Widgets API</text:h>
      <text:list xml:id="list4048086809893234429" text:style-name="L13">
        <text:list-item>
          <text:p text:style-name="P32">Creating custom widgets for WordPress</text:p>
        </text:list-item>
        <text:list-item>
          <text:p text:style-name="P32">Registering and managing widget areas</text:p>
        </text:list-item>
        <text:list-item>
          <text:p text:style-name="P14">Implementing widget controls and settings</text:p>
        </text:list-item>
      </text:list>
      <text:h text:style-name="Heading_20_2" text:outline-level="2">Shortcode API</text:h>
      <text:list xml:id="list1912720502563691643" text:style-name="L14">
        <text:list-item>
          <text:p text:style-name="P33">Generating and using shortcodes in WordPress</text:p>
        </text:list-item>
        <text:list-item>
          <text:p text:style-name="P33">Parameter handling and content manipulation</text:p>
        </text:list-item>
        <text:list-item>
          <text:p text:style-name="P15">Best practices for shortcode development</text:p>
        </text:list-item>
      </text:list>
      <text:h text:style-name="Heading_20_2" text:outline-level="2"><text:soft-page-break/>Users and Roles API</text:h>
      <text:list xml:id="list1744088635678740246" text:style-name="L15">
        <text:list-item>
          <text:p text:style-name="P34">Managing users and roles programmatically</text:p>
        </text:list-item>
        <text:list-item>
          <text:p text:style-name="P34">Creating and updating user accounts</text:p>
        </text:list-item>
        <text:list-item>
          <text:p text:style-name="P16">Customizing user capabilities and permissions</text:p>
        </text:list-item>
      </text:list>
      <text:h text:style-name="Heading_20_2" text:outline-level="2">Cron API</text:h>
      <text:list xml:id="list1563142965964017555" text:style-name="L16">
        <text:list-item>
          <text:p text:style-name="P35">Scheduling and managing cron jobs in WordPress</text:p>
        </text:list-item>
        <text:list-item>
          <text:p text:style-name="P35">Defining custom scheduled tasks</text:p>
        </text:list-item>
        <text:list-item>
          <text:p text:style-name="P17">Handling cron job execution and errors</text:p>
        </text:list-item>
      </text:list>
      <text:h text:style-name="Heading_20_2" text:outline-level="2">Internationalization API</text:h>
      <text:list xml:id="list623205825464255549" text:style-name="L17">
        <text:list-item>
          <text:p text:style-name="P36">Making WordPress themes and plugins translatable</text:p>
        </text:list-item>
        <text:list-item>
          <text:p text:style-name="P36">Loading and translating text domains</text:p>
        </text:list-item>
        <text:list-item>
          <text:p text:style-name="P18">Best practices for internationalization</text:p>
        </text:list-item>
      </text:list>
      <text:h text:style-name="Heading_20_2" text:outline-level="2">Conclusion</text:h>
      <text:list xml:id="list1869375062911404362" text:style-name="L18">
        <text:list-item>
          <text:p text:style-name="P37">Recap of key concepts and APIs covered in the handbook</text:p>
        </text:list-item>
        <text:list-item>
          <text:p text:style-name="P37">Further resources for advanced WordPress development</text:p>
        </text:list-item>
        <text:list-item>
          <text:p text:style-name="P19">Practical examples and exercises for hands-on learning</text:p>
        </text:list-item>
      </text:list>
      <text:p text:style-name="Text_20_body">The WordPress Common APIs Handbook aims to provide comprehensive coverage of the core APIs and functionalities available for WordPress developers. Each section includes explanations of key concepts, code examples, and practical exercises to reinforce learning. By mastering these common APIs, developers can create powerful and customized WordPress solu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S</meta:editing-duration>
    <meta:editing-cycles>3</meta:editing-cycles>
    <meta:generator>OpenOffice/4.1.14$Win32 OpenOffice.org_project/4114m1$Build-9811</meta:generator>
    <dc:date>2024-05-01T20:43:59.33</dc:date>
    <meta:document-statistic meta:table-count="0" meta:image-count="0" meta:object-count="0" meta:page-count="3" meta:paragraph-count="81" meta:word-count="476" meta:character-count="3105"/>
    <dc:creator>Dima Wide</dc:creator>
    <meta:user-defined meta:name="Info 1"/>
    <meta:user-defined meta:name="Info 2"/>
    <meta:user-defined meta:name="Info 3"/>
    <meta:user-defined meta:name="Info 4"/>
  </office:meta>
</office:document-meta>
</file>